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[.A1]*[.A2]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formula="of:=[.A2]*[.A3]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formula="of:=[.A3]*[.A4]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025" table:formula="of:=[.A4]*[.A5]" table:style-name="ce1">
            <text:p>6025</text:p>
          </table:table-cell>
          <table:table-cell table:number-columns-repeated="16382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7571.238295151401" table:formula="of:=[.A5]*[.A6]" table:style-name="ce1">
            <text:p>7571.238295</text:p>
          </table:table-cell>
          <table:table-cell table:number-columns-repeated="16382"/>
        </table:table-row>
        <table:table-row table:style-name="ro1">
          <table:table-cell office:value-type="float" office:value="6.2831853071795862" table:formula="of:=PI()*2" table:style-name="ce1">
            <text:p>6.283185307</text:p>
          </table:table-cell>
          <table:table-cell office:value-type="float" office:value="0" table:formula="of:=[.A6]*[.A7]" table:style-name="ce1">
            <text:p>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nathan zimmerberg</meta:initial-creator>
    <dc:creator>nathan zimmerberg</dc:creator>
    <meta:creation-date>2023-06-19T19:53:42Z</meta:creation-date>
    <dc:date>2023-06-19T20:01:09Z</dc:date>
  </office:meta>
</office:document-meta>
</file>